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c1e66" officeooo:paragraph-rsid="001c1e66"/>
    </style:style>
    <style:style style:name="P2" style:family="paragraph" style:parent-style-name="Standard">
      <style:paragraph-properties fo:text-align="start" style:justify-single-word="false"/>
      <style:text-properties officeooo:rsid="001c1e66" officeooo:paragraph-rsid="001c1e66"/>
    </style:style>
    <style:style style:name="P3" style:family="paragraph" style:parent-style-name="Standard">
      <style:paragraph-properties fo:text-align="start" style:justify-single-word="false"/>
      <style:text-properties officeooo:rsid="001c1e66" officeooo:paragraph-rsid="00229206"/>
    </style:style>
    <style:style style:name="T1" style:family="text">
      <style:text-properties officeooo:rsid="001d0fd4"/>
    </style:style>
    <style:style style:name="T2" style:family="text">
      <style:text-properties officeooo:rsid="001e711a"/>
    </style:style>
    <style:style style:name="T3" style:family="text">
      <style:text-properties officeooo:rsid="001f04c4"/>
    </style:style>
    <style:style style:name="T4" style:family="text">
      <style:text-properties officeooo:rsid="001f5773"/>
    </style:style>
    <style:style style:name="T5" style:family="text">
      <style:text-properties officeooo:rsid="002159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NCORONI Sylvain &amp; RICHARD Fabien</text:p>
      <text:p text:style-name="P1">Groupe 2 | Binôme 3</text:p>
      <text:p text:style-name="P1">Projet : 'Neo Dojo'</text:p>
      <text:p text:style-name="P1"/>
      <text:p text:style-name="P1"/>
      <text:p text:style-name="P2"><text:tab/>Nous avons choisi de créer un jeu en 2D vue de dessus, inspiré du jeu Dojo of Death (<text:a xlink:type="simple" xlink:href="http://www.kongregate.com/fr/games/nicotuason/dojo-of-death" text:style-name="Internet_20_link" text:visited-style-name="Visited_20_Internet_20_Link">lien</text:a>). Le joueur incarne un ninja dans un dojo dans lequel des ennemis apparaissent sous forme de vagues. Deux types d'ennemis existent : des slimes qui se dirigeront vers le joueur ainsi que des mages qui resteront à une certaine distance et tireront des boules de feu dans sa direction. Si le ninja est touché par un slime ou un projectile, cela entraînera sa mort. Mais il peut « dash », <text:span text:style-name="T3">c'est-à-dire</text:span> bouger très rapidement dans une direction, pour tuer les ennemis. </text:p>
      <text:p text:style-name="P2"/>
      <text:p text:style-name="P2">Fonctionnalités réalisé<text:span text:style-name="T2">e</text:span>s :</text:p>
      <text:p text:style-name="P2"><text:tab/>Menu principal, qui permet le choix entre les différentes fonctionnalités. Les options présentes sont : Jouer, Multi, Options, Éditeur et Quitter. La première option ramène vers le jeu principal (voir plus bas), le multijoueur n'a pas été créé, l'éditeur de map est fonctionnel (voir plus bas) et <text:span text:style-name="T4">il est possible de quitter</text:span>. <text:span text:style-name="T1">Le menu est navigable grâce aux touches Haut et Bas du clavier, ainsi qu'aux déplacements de la souris. Un curseur indique l'option sélectionnée. Via clic gauche ou grâce à la touche Entrée, le choix est validé et mène vers l'option sélectionnée. Les Options du jeu sont simples : on peut choisir d'activer ou désactiver la synchronisation verticale et un texte indique si elle est activée ou non. Le même choix est disponible pour le son du jeu. Un choix Scores existe, mais n'est pas encore créé.</text:span></text:p>
      <text:p text:style-name="P2"/>
      <text:p text:style-name="P3"><text:tab/><text:span text:style-name="T1">Le jeu, accessible via l'option Jouer du menu. Le nom de la map est alors demandé au joueur, suivi de l'extension .map (qui peut être ajoutée automatiquement en appuyant sur TAB). Si aucune map n'a été créé, il existe celle de base : default.map. En faisant Entrée, le choix est validé et le jeu commence. La carte choisie par le joueur s’affiche alors, ainsi que le personnage du joueur. Trois premiers ennemis apparaissent : deux slimes (ennemi au corps-à-corps) et un mage (ennemi à distance). A droite de la map s’affichent le score total et la vague actuelle. Le score augmente de 10 si on tue un slime et de 4 s’il s’agit d’un ennemi à distance. Les slimes se dirigent continuellement vers le ninja, et prennent en compte les collisions entre eux. Les mages quant à eux se déplacent vers le joueur puis restent à une certaine distance de lui. Ils peuvent tirer des boules de feu qui se déplaceront vers la position actuelle du ninja (elles ne le suivent pas, mais aller en ligne droite est déconseillé). Le ninja se déplace continuellement en direction de la souris, et un clic le fait dash dans cette même direction et permet alors de tuer les ennemis si ces derniers sont touchés. Au bout d’un certain temps, trois nouveaux ennemis vont apparaître. De base, les ennemis sont des slimes, mais il y a une chance que des mages apparaissent. Les nouveaux adversaires peuvent apparaître aléatoirement sur 4 lieux de la map : en haut, en bas, à droite ou à gauche de la map, collé au bord mais centré. Malgré tout, une limite d’ennemis ainsi que des boules de feu présentes sur la map a été instaurée pour ne pas trop surcharger. Cette limite s’élève à 20 ennemis et 20 boules de feu simultanément présents sur la map. La touche ‘P’ permet d’ouvrir le menu de pause. Ce dernier propose au joueur de quitter la partie en cours et ainsi de revenir au menu principal, ou encore de reprendre sa partie en cours. Lorsque le ninja meurt en étant touché par une boule de feu ou par un slime, un écran de fin de partie apparaît. Le score s’affiche alors, ainsi que le nombre de vagues terminées par le joueur. Lorsqu’il appuie sur ‘Entrée’, l’utilisateur retourne alors au menu principal.</text:span></text:p>
      <text:p text:style-name="P2"/>
      <text:p text:style-name="P2"><text:tab/><text:span text:style-name="T5">L’éditeur de map, accessible via l’option Éditeur du menu. L’utilisateur peut choisir de créer une nouvelle map, ou d’en éditer une déjà existante. Le nom de la map est donc demandé (nom de la nouvelle map ou de celle à modifier). Si le joueur choisit de créer une nouvelle, une map de base uniquement recouverte de sol s’affiche et il lui est possible de la modifier. Une fois sur la page de l’éditeur, on peut voir en haut à gauche une tuile et des flèches. La tuile affichée est celle sélectionnée et donc qui sera placée sur la carte, et les flèches permettent de changer de tuile. Il y en </text:span><text:soft-page-break/><text:span text:style-name="T5">a de deux sortes : celles qui représentent un mur, et contre lesquelles le ninja va bloquer, et celles qui représentent le sol. Chaque type comporte plusieurs design possibles pour créer la carte que l’on souhaite. Un clic gauche sur la map affichée changera la tuile pour celle sélectionnée. Une fois l’utilisateur satisfait, la touche Entrée sauvegardera les modifications et le joueur sera de retour au menu princip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04:44.776000000</meta:creation-date>
    <dc:date>2017-03-09T13:01:46.883027303</dc:date>
    <meta:editing-duration>PT34M41S</meta:editing-duration>
    <meta:editing-cycles>10</meta:editing-cycles>
    <meta:generator>LibreOffice/5.1.4.2$Linux_X86_64 LibreOffice_project/10m0$Build-2</meta:generator>
    <meta:document-statistic meta:table-count="0" meta:image-count="0" meta:object-count="0" meta:page-count="2" meta:paragraph-count="8" meta:word-count="822" meta:character-count="4678" meta:non-whitespace-character-count="3859"/>
  </office:meta>
</office:document-meta>
</file>